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d984" officeooo:paragraph-rsid="001ad984"/>
    </style:style>
    <style:style style:name="P2" style:family="paragraph" style:parent-style-name="Standard">
      <style:text-properties officeooo:rsid="001ad984" officeooo:paragraph-rsid="002181be"/>
    </style:style>
    <style:style style:name="P3" style:family="paragraph" style:parent-style-name="Standard">
      <style:text-properties officeooo:rsid="000cd5a1" officeooo:paragraph-rsid="002181be"/>
    </style:style>
    <style:style style:name="P4" style:family="paragraph" style:parent-style-name="Standard">
      <style:text-properties officeooo:rsid="002181be" officeooo:paragraph-rsid="002181be"/>
    </style:style>
    <style:style style:name="P5" style:family="paragraph" style:parent-style-name="Standard">
      <style:text-properties officeooo:rsid="0029306e" officeooo:paragraph-rsid="001ad984"/>
    </style:style>
    <style:style style:name="P6" style:family="paragraph" style:parent-style-name="Standard">
      <style:text-properties officeooo:rsid="0029306e" officeooo:paragraph-rsid="0029306e"/>
    </style:style>
    <style:style style:name="P7" style:family="paragraph" style:parent-style-name="Standard">
      <style:text-properties officeooo:rsid="000cd5a1" officeooo:paragraph-rsid="001c69f9"/>
    </style:style>
    <style:style style:name="P8" style:family="paragraph" style:parent-style-name="Standard">
      <style:text-properties officeooo:rsid="0029eeb8" officeooo:paragraph-rsid="0029eeb8"/>
    </style:style>
    <style:style style:name="T1" style:family="text">
      <style:text-properties officeooo:rsid="001c69f9"/>
    </style:style>
    <style:style style:name="T2" style:family="text">
      <style:text-properties officeooo:rsid="001d40bc"/>
    </style:style>
    <style:style style:name="T3" style:family="text">
      <style:text-properties officeooo:rsid="001d890d"/>
    </style:style>
    <style:style style:name="T4" style:family="text">
      <style:text-properties officeooo:rsid="002024c0"/>
    </style:style>
    <style:style style:name="T5" style:family="text">
      <style:text-properties officeooo:rsid="002181be"/>
    </style:style>
    <style:style style:name="T6" style:family="text">
      <style:text-properties officeooo:rsid="002569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Methods</text:p>
      <text:p text:style-name="P6"># Data and Preprocessing</text:p>
      <text:p text:style-name="P7">Starting with 16 samples, we inspected the sample <text:span text:style-name="T5">slices </text:span>for tissue quality to identify whether they would be suitable for alignment. <text:span text:style-name="T5">For the current analysis we chose images from the left hemisphere of the mouse brain, approximately bregma -1.70mm. <text:s/>We limited our analysis to a total of 13 of these samples after removing three for tissue quality or incorrect hemisphere. After importing the image data along with the filtered feature matrix we cut the list of spots per slice down to only those listed as “in tissue” by SpaceRanger and masked the filtered feature matrix for each sample using this. We next removed from analysis any spots that had fewer than 5,000 total gene counts, which might indicate an error with the spot itself. Any genes that expressed fewer than 30 total reads across an entire sample was removed due to low statistical viability. </text:span></text:p>
      <text:p text:style-name="P8"># Registration</text:p>
      <text:p text:style-name="P8">Images were first rotated into the nearest 90 degree rotation to the alignment of the Allen tissue in space. </text:p>
      <text:p text:style-name="P5"/>
      <text:p text:style-name="P6"># Digital Spots</text:p>
      <text:p text:style-name="P6"/>
      <text:p text:style-name="P1"># Analysis</text:p>
      <text:p text:style-name="P1">With all images of an experiment in a shared space, and the gene reads assigned to digital spots we can look for statistical changes between each digital spot. <text:span text:style-name="T4">Raw gene counts in each spot are likely to be highly correlated to their neighbors, but not necessarily across an entire sample. This leads to a high likelihood of a right tail distribution of data, with high counts in certain spots with counts of zero in others. </text:span><text:s/>In order to correct for the right tailed distribution <text:span text:style-name="T4">of the transcriptomic data we have log2 normalized the raw gene counts being fed into the digital spot creation. This helps us to consider the data as proportional rather than strictly linear, as is an issue for genes that are highly expressed in one region but not expressed at all in another, meaning that </text:span></text:p>
      <text:p text:style-name="P1"/>
      <text:p text:style-name="P1">Notes for writing up methods for visium alignment:</text:p>
      <text:p text:style-name="P1">-explain why selection of sidak correction</text:p>
      <text:p text:style-name="P1">- explain the need for nearest neighbors within the digital spot creation</text:p>
      <text:p text:style-name="P1">- <text:span text:style-name="T1">need to check for the consistency of spot number across samples. What is the reasonable threshold for eliminating a sample from the experiment?</text:span></text:p>
      <text:p text:style-name="P1">- <text:span text:style-name="T2">could output a report for each sample, giving the total number of spots</text:span></text:p>
      <text:p text:style-name="P1">- <text:span text:style-name="T3">use of log2 normalization on gene counts</text:span></text:p>
      <text:p text:style-name="P2">- <text:span text:style-name="T1">Issues to consider when performing alignment of Visium tissue slices include tissue quality, image quality, spot-wise transcriptomic efficacy, accuracy of slice collection</text:span></text:p>
      <text:p text:style-name="P3">- <text:span text:style-name="T6">need to explain the method of size correction between the allen and visium data, i.e. using the spot diameter to calculate the real world to pixel relatio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ru Peterson</meta:initial-creator>
    <meta:creation-date>2022-12-05T16:56:26.400196292</meta:creation-date>
    <dc:date>2022-12-09T08:23:25.424985337</dc:date>
    <meta:editing-duration>P1DT16H12M47S</meta:editing-duration>
    <meta:editing-cycles>7</meta:editing-cycles>
    <meta:generator>LibreOffice/6.0.7.3$Linux_X86_64 LibreOffice_project/00m0$Build-3</meta:generator>
    <dc:creator>Zeru Peterson</dc:creator>
    <meta:document-statistic meta:table-count="0" meta:image-count="0" meta:object-count="0" meta:page-count="1" meta:paragraph-count="16" meta:word-count="437" meta:character-count="2583" meta:non-whitespace-character-count="2157"/>
  </office:meta>
</office:document-meta>
</file>